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Times " svg:font-family="Times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text-properties style:font-name="Times" fo:font-size="14pt" style:font-size-asian="14pt" style:font-size-complex="14pt"/>
    </style:style>
    <style:style style:name="P3" style:family="paragraph" style:parent-style-name="Standard">
      <style:text-properties style:font-name="Times" fo:font-size="11pt" style:font-size-asian="11pt" style:font-size-complex="11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Preformatted_20_Text">
      <style:paragraph-properties fo:margin-top="0cm" fo:margin-bottom="0.499cm"/>
    </style:style>
    <style:style style:name="T1" style:family="text">
      <style:text-properties style:font-name="Times"/>
    </style:style>
    <style:style style:name="T2" style:family="text">
      <style:text-properties style:font-name="Times" fo:font-weight="normal" style:font-weight-asian="normal" style:font-weight-complex="normal"/>
    </style:style>
    <style:style style:name="T3" style:family="text">
      <style:text-properties style:font-name="Times" fo:font-weight="bold" style:font-weight-asian="normal" style:font-weight-complex="normal"/>
    </style:style>
    <style:style style:name="T4" style:family="text">
      <style:text-properties style:font-name="Times" fo:font-weight="bold" style:font-weight-asian="bold" style:font-weight-complex="bold"/>
    </style:style>
    <style:style style:name="T5" style:family="text">
      <style:text-properties style:font-name="Times" fo:font-style="italic"/>
    </style:style>
    <style:style style:name="T6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font-name="Times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Times" fo:font-size="13pt" style:font-size-asian="13pt" style:font-size-complex="13pt"/>
    </style:style>
    <style:style style:name="T10" style:family="text">
      <style:text-properties style:font-name="Times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style:font-name="Times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hat is JavaScript?</text:p>
      <text:p text:style-name="Standard"><text:span text:style-name="T1">Ans: JavaScript is a scripting language designed primarily for adding interactivity to web pages and creating web applications.The language was first implemented by Netscape Communications Corp in Netscape Navigator 2 beta (1995).</text:span></text:p>
      <text:p text:style-name="Standard"><text:span text:style-name="T1"><text:tab/>JS is not a stand-alone programming language like JAVA.When JS was developed,its name was LiveScipt,but netscape contracted with Sun Microsystems to name it JavaScript,more due to Java's popularity.</text:span></text:p>
      <text:p text:style-name="P1"><text:tab/></text:p>
      <text:p text:style-name="P1"/>
      <text:p text:style-name="P4"><text:span text:style-name="T1">2. How is it different from other scripting languages?</text:span></text:p>
      <text:p text:style-name="Standard"><text:span text:style-name="T1">Ans:<text:tab/>Mainly JS is a low-level scripting language that differs from the high level languages in its easiness.</text:span></text:p>
      <text:p text:style-name="Standard"><text:span text:style-name="T1"><text:tab/>Another difference is that JS,like Python or Php isn't compiled to machine code,but interpreted at runtime,making programs run significantly slower than compiled programs.</text:span></text:p>
      <text:p text:style-name="Standard"><text:span text:style-name="T1"><text:tab/>It does not inherit the C class model when working in OOP.</text:span></text:p>
      <text:p text:style-name="Standard"><text:span text:style-name="T1"><text:tab/>Objects in JS can be created and altered as one want to,being more dynamic to work with.</text:span></text:p>
      <text:p text:style-name="Standard"><text:span text:style-name="T1"><text:tab/>Programs written in JS to work with the html DOM tend to not <text:s/>follow the normal procedural step-by-step executions as conventional programs,where one line of code is being executed at the time.</text:span></text:p>
      <text:p text:style-name="Standard"><text:span text:style-name="T1"/></text:p>
      <text:p text:style-name="Standard"><text:span text:style-name="T1"/></text:p>
      <text:p text:style-name="P4"><text:span text:style-name="T1">3. What are the advantages of JS?</text:span></text:p>
      <text:p text:style-name="Standard"><text:span text:style-name="T1">Ans: Advantages of JS includes:</text:span></text:p>
      <text:p text:style-name="Standard"><text:span text:style-name="Strong_20_Emphasis"><text:span text:style-name="T2"><text:tab/>It can provide better solutions when validating input forms on the client's side.</text:span></text:span></text:p>
      <text:p text:style-name="Standard"><text:span text:style-name="Strong_20_Emphasis"><text:span text:style-name="T2"><text:tab/>Js is platform-independent.</text:span></text:span></text:p>
      <text:p text:style-name="Standard"><text:span text:style-name="Strong_20_Emphasis"><text:span text:style-name="T2"><text:tab/></text:span></text:span><text:span text:style-name="Strong_20_Emphasis"><text:span text:style-name="T2">Highly evolved date,math and string libraries.</text:span></text:span></text:p>
      <text:p text:style-name="Standard"><text:span text:style-name="T1"><text:tab/>Loosely typed variables and regular expressions.</text:span></text:p>
      <text:p text:style-name="Standard"><text:span text:style-name="T1"><text:tab/></text:span><text:span text:style-name="Strong_20_Emphasis"><text:span text:style-name="T2">Javascript is also used to display simple alerts to users</text:span></text:span><text:span text:style-name="T1">.</text:span></text:p>
      <text:p text:style-name="Standard"><text:span text:style-name="T1"/></text:p>
      <text:p text:style-name="Standard"><text:span text:style-name="T1"/></text:p>
      <text:p text:style-name="P4"><text:span text:style-name="T1">4. Name few open source libraries built on JavaScript?</text:span></text:p>
      <text:p text:style-name="Standard"><text:span text:style-name="T1">Ans: Open source libraries are </text:span></text:p>
      <text:p text:style-name="Standard"><text:span text:style-name="T11">Drop.js</text:span><text:span text:style-name="T1">: <text:s/>Drop is an open-source javascript and CSS library which creates and positions dropdowns. </text:span></text:p>
      <text:p text:style-name="Standard"><text:span text:style-name="T11">YUI</text:span><text:span text:style-name="T1">:<text:tab/>is a free, open source JavaScript and CSS library for building richly interactive web applications. </text:span></text:p>
      <text:p text:style-name="Standard"><text:span text:style-name="T1"><text:s/></text:span><text:span text:style-name="T11">V</text:span><text:span text:style-name="T10">ideo.js</text:span><text:span text:style-name="T1">: <text:s/>is a JavaScript and CSS library that makes it easier to work with and build on HTML5 video. </text:span></text:p>
      <text:p text:style-name="Standard"><text:span text:style-name="T11">Datejs</text:span><text:span text:style-name="T1">: <text:s/>is an open-source JavaScript Date Library. Comprehensive, yet simple, stealthy and fast.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6">5. How do you include a JS file inside your HTML script?</text:span></text:span></text:p>
      <text:p text:style-name="Standard"><text:span text:style-name="Strong_20_Emphasis"><text:span text:style-name="T2">Ans: <text:s/>To separate JavaScript code from HTML code, you need to enclose it within a set of &lt;script&gt;&lt;/script&gt; tags.We can include a JS file inside our HTML script <text:s/>by placing code as below.</text:span></text:span></text:p>
      <text:p text:style-name="Standard"><text:span text:style-name="Strong_20_Emphasis"><text:span text:style-name="T2">&lt;script type=”text/javascript” <text:s/>src="demo_script_src.js"&gt;&lt;/script&gt;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oft-page-break/><text:span text:style-name="Strong_20_Emphasis"><text:span text:style-name="T6"/></text:span></text:p>
      <text:p text:style-name="Standard"><text:span text:style-name="Strong_20_Emphasis"><text:span text:style-name="T6">6. What is the file extension for JavaScript?</text:span></text:span></text:p>
      <text:p text:style-name="Standard"><text:span text:style-name="Strong_20_Emphasis"><text:span text:style-name="T2">Ans: The file <text:s/>extension for JavaScript is .js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6">7. How do you start a JS code?</text:span></text:span></text:p>
      <text:p text:style-name="Standard"><text:span text:style-name="Strong_20_Emphasis"><text:span text:style-name="T2">Ans: <text:s/>To write JS code you need web browser and any text editor.you will sometimes see some javascript code between the &lt;head&gt;&lt;/head&gt; tags,and may be between the &lt;body&gt;&lt;/body&gt; tags(or even both places.)To separate JavaScript code from HTML code, you need to enclose it within a set of &lt;script&gt;&lt;/script&gt; tags. The opening &lt;script&gt; tag has one required attribute and one optional attribute. The required attribute is the type attribute, while the optional attribute is </text:span></text:span><text:span text:style-name="Strong_20_Emphasis"><text:span text:style-name="T3">src</text:span></text:span><text:span text:style-name="Strong_20_Emphasis"><text:span text:style-name="T2"> (which allows you to point to an external script file, covered later in this answer). The value of the type attribute is set to </text:span></text:span><text:span text:style-name="Strong_20_Emphasis"><text:span text:style-name="T3">text/javascript</text:span></text:span><text:span text:style-name="Strong_20_Emphasis"><text:span text:style-name="T2">, as shown below.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&lt;script type=”text/javascript” src="demo_script_src.js"&gt;&lt;/script&gt;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6">8.What are the various variable types in JS?</text:span></text:span></text:p>
      <text:p text:style-name="Standard"><text:span text:style-name="Strong_20_Emphasis"><text:span text:style-name="T2">Ans: <text:s text:c="2"/>The various variable types in JS are :Number,Boolean,String,Null,Undefined.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6">9.How do you differentiate JS &amp; JQuery?</text:span></text:span></text:p>
      <text:p text:style-name="Standard"><text:span text:style-name="Strong_20_Emphasis"><text:span text:style-name="T2">Ans:</text:span></text:span></text:p>
      <text:p text:style-name="Standard"><text:span text:style-name="Strong_20_Emphasis"><text:span text:style-name="T2"><text:tab/></text:span></text:span><text:span text:style-name="Strong_20_Emphasis"><text:span text:style-name="T8">JS</text:span></text:span><text:span text:style-name="Strong_20_Emphasis"><text:span text:style-name="T2">:<text:tab/>i). you need to write <text:s/>your own scripting which may take time.</text:span></text:span></text:p>
      <text:p text:style-name="Standard"><text:span text:style-name="Strong_20_Emphasis"><text:span text:style-name="T2"><text:tab/></text:span></text:span><text:span text:style-name="Strong_20_Emphasis"><text:span text:style-name="T8">JQuery</text:span></text:span><text:span text:style-name="Strong_20_Emphasis"><text:span text:style-name="T2">: <text:s/>i). you need not to write much scripting which already exists in JQuery.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tab/></text:span></text:span><text:span text:style-name="Strong_20_Emphasis"><text:span text:style-name="T8">JS</text:span></text:span><text:span text:style-name="Strong_20_Emphasis"><text:span text:style-name="T2">:<text:tab/>ii). Developers need to handle by writing their own Javascript code.</text:span></text:span></text:p>
      <text:p text:style-name="Standard"><text:span text:style-name="Strong_20_Emphasis"><text:span text:style-name="T2"><text:tab/></text:span></text:span><text:span text:style-name="Strong_20_Emphasis"><text:span text:style-name="T8">JQuery</text:span></text:span><text:span text:style-name="Strong_20_Emphasis"><text:span text:style-name="T2">: ii) JQuery is a multi-browser JavaScript library designed to simplify the client-side <text:tab/><text:tab/><text:tab/> <text:s/>scripting of HTML.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tab/></text:span></text:span><text:span text:style-name="Strong_20_Emphasis"><text:span text:style-name="T8">JS</text:span></text:span><text:span text:style-name="Strong_20_Emphasis"><text:span text:style-name="T2">:<text:tab/>iii). Animations are not possible.</text:span></text:span></text:p>
      <text:p text:style-name="Standard"><text:span text:style-name="Strong_20_Emphasis"><text:span text:style-name="T2"><text:tab/></text:span></text:span><text:span text:style-name="Strong_20_Emphasis"><text:span text:style-name="T8">JQuery</text:span></text:span><text:span text:style-name="Strong_20_Emphasis"><text:span text:style-name="T2">: <text:s/>iii). Animations can be easily created.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6">10.What is CoffeeScript?</text:span></text:span></text:p>
      <text:p text:style-name="Standard"><text:span text:style-name="T1"><text:s/>Ans: <text:s/>CoffeeScript is a little language that compiles into JavaScript and is also an attempt to expose the good parts of JavaScript in a simple way.The golden rule of CoffeeScript is: </text:span><text:span text:style-name="T5">"It's just JavaScript"</text:span><text:span text:style-name="T1">. The code compiles one-to-one into the equivalent JS, and there is no interpretation at runtime. CoffeeScript compiles predictably to JS,and programs can be written with less code,with no effect on runtime performance.</text:span></text:p>
      <text:p text:style-name="Standard"><text:span text:style-name="T1"><text:tab/>You can use any existing JavaScript library seamlessly from CoffeeScript (and vice-versa). The compiled output is readable and pretty-printed, will work in every JavaScript runtime, and tends to run as fast or faster than the equivalent handwritten JavaScript. 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tab/></text:span><text:span text:style-name="T4">Ex</text:span><text:span text:style-name="T1">: </text:span></text:p>
      <text:p text:style-name="Standard"><text:span text:style-name="T1"/></text:p>
      <text:p text:style-name="P6"><text:span text:style-name="T4">In Js</text:span></text:p>
      <text:p text:style-name="Standard"><text:span text:style-name="T1"><text:tab/><text:tab/><text:tab/><text:tab/><text:tab/><text:tab/></text:span></text:p>
      <text:p text:style-name="Standard"><text:span text:style-name="T1"><text:tab/>function gcd(x, y) {<text:tab/><text:tab/><text:tab/></text:span></text:p>
      <text:p text:style-name="Standard"><text:span text:style-name="T1"><text:tab/><text:tab/></text:span></text:p>
      <text:p text:style-name="Preformatted_20_Text"><text:span text:style-name="T1"><text:s text:c="2"/></text:span><text:span text:style-name="Source_20_Text"><text:span text:style-name="T7">var cube, square;</text:span></text:span></text:p>
      <text:p text:style-name="Preformatted_20_Text"><text:span text:style-name="Source_20_Text"><text:span text:style-name="T7">square = function(x) {</text:span></text:span></text:p>
      <text:p text:style-name="Preformatted_20_Text"><text:span text:style-name="Source_20_Text"><text:span text:style-name="T7"><text:s text:c="2"/>return x * x;</text:span></text:span></text:p>
      <text:p text:style-name="Preformatted_20_Text"><text:span text:style-name="Source_20_Text"><text:span text:style-name="T7">};</text:span></text:span></text:p>
      <text:p text:style-name="Preformatted_20_Text"><text:span text:style-name="Source_20_Text"><text:span text:style-name="T7">cube = function(x) {</text:span></text:span></text:p>
      <text:p text:style-name="Preformatted_20_Text"><text:span text:style-name="Source_20_Text"><text:span text:style-name="T7"><text:s text:c="2"/>return square(x) * x;</text:span></text:span></text:p>
      <text:p text:style-name="P7"><text:span text:style-name="Source_20_Text"><text:span text:style-name="T7">};</text:span></text:span></text:p>
      <text:p text:style-name="P3"><text:span text:style-name="T12">In <text:s/>CoffeeScript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7">square = (x) -&gt; x * x</text:span></text:span></text:p>
      <text:p text:style-name="P7"><text:span text:style-name="Source_20_Text"><text:span text:style-name="T7">cube <text:s text:c="2"/>= (x) -&gt; square(x) * x</text:span>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Times " svg:font-family="Times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08:42:51</meta:creation-date>
    <dc:date>2014-05-28T18:02:01</dc:date>
    <meta:editing-duration>PT8H48M30S</meta:editing-duration>
    <meta:editing-cycles>35</meta:editing-cycles>
    <meta:generator>LibreOffice/3.5$Linux_X86_64 LibreOffice_project/350m1$Build-2</meta:generator>
    <meta:document-statistic meta:table-count="0" meta:image-count="0" meta:object-count="0" meta:page-count="3" meta:paragraph-count="59" meta:word-count="723" meta:character-count="4594" meta:non-whitespace-character-count="3860"/>
  </office:meta>
</office:document-meta>
</file>